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0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0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0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Preformatted_20_Text">
    </style:style>
    <style:style style:name="P17" style:family="paragraph" style:parent-style-name="Text_20_body" style:list-style-name="L15">
    </style:style>
    <style:style style:name="P18" style:family="paragraph" style:parent-style-name="Text_20_body" style:list-style-name="L16">
      <style:paragraph-properties fo:margin-top="0in" fo:margin-bottom="0in"/>
    </style:style>
    <style:style style:name="P19" style:family="paragraph" style:parent-style-name="Text_20_body" style:list-style-name="L17">
      <style:paragraph-properties fo:margin-top="0in" fo:margin-bottom="0in"/>
    </style:style>
    <style:style style:name="P20" style:family="paragraph" style:parent-style-name="Text_20_body" style:list-style-name="L18">
    </style:style>
    <style:style style:name="P21" style:family="paragraph" style:parent-style-name="Text_20_body" style:list-style-name="L19">
    </style:style>
    <style:style style:name="P22" style:family="paragraph" style:parent-style-name="Text_20_body" style:list-style-name="L20">
      <style:paragraph-properties fo:margin-top="0in" fo:margin-bottom="0in"/>
    </style:style>
    <style:style style:name="P23" style:family="paragraph" style:parent-style-name="Text_20_body" style:list-style-name="L21">
      <style:paragraph-properties fo:margin-top="0in" fo:margin-bottom="0in"/>
    </style:style>
    <style:style style:name="P24" style:family="paragraph" style:parent-style-name="Text_20_body" style:list-style-name="L22">
    </style:style>
    <style:style style:name="P25" style:family="paragraph" style:parent-style-name="Text_20_body" style:list-style-name="L23">
      <style:paragraph-properties fo:margin-top="0in" fo:margin-bottom="0in"/>
    </style:style>
    <style:style style:name="P26" style:family="paragraph" style:parent-style-name="Text_20_body" style:list-style-name="L24">
    </style:style>
    <style:style style:name="P27" style:family="paragraph" style:parent-style-name="Text_20_body" style:list-style-name="L25">
    </style:style>
    <style:style style:name="P28" style:family="paragraph" style:parent-style-name="Text_20_body" style:list-style-name="L26">
      <style:paragraph-properties fo:margin-top="0in" fo:margin-bottom="0in"/>
    </style:style>
    <style:style style:name="P29" style:family="paragraph" style:parent-style-name="Text_20_body" style:list-style-name="L27">
      <style:paragraph-properties fo:margin-top="0in" fo:margin-bottom="0in"/>
    </style:style>
    <style:style style:name="P30" style:family="paragraph" style:parent-style-name="Text_20_body" style:list-style-name="L28">
      <style:paragraph-properties fo:margin-top="0in" fo:margin-bottom="0in"/>
    </style:style>
    <style:style style:name="P31" style:family="paragraph" style:parent-style-name="Text_20_body" style:list-style-name="L29">
    </style:style>
    <style:style style:name="P32" style:family="paragraph" style:parent-style-name="Text_20_body" style:list-style-name="L30">
      <style:paragraph-properties fo:margin-top="0in" fo:margin-bottom="0in"/>
    </style:style>
    <style:style style:name="P33" style:family="paragraph" style:parent-style-name="Text_20_body" style:list-style-name="L31">
    </style:style>
    <style:style style:name="P34" style:family="paragraph" style:parent-style-name="Text_20_body" style:list-style-name="L32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ext:h text:style-name="Title">Ejercicios Git, GitHub y Markdown</text:h>
      <text:p text:style-name="Author">Adolfo Sanz De Diego</text:p>
      <text:p text:style-name="Date">Diciembre 2015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git-github-markdown-2015" office:name=""><text:span text:style-name="Definition">https://github.com/asanzdiego/curso-git-github-markdown-2015</text:span></text:a></text:p>
            </text:list-item>
          </text:list>
        </text:list-item>
      </text:list>
      <text:h text:style-name="Heading_20_1" text:outline-level="1">Ejercicios</text:h>
      <text:h text:style-name="Heading_20_2" text:outline-level="2">Repositorio campusciff</text:h>
      <text:list text:style-name="L7">
        <text:list-item>
          <text:p text:style-name="P7">Crear un repositorio en vuestro GitHub llamado <text:span text:style-name="T19">campusciff</text:span>.</text:p>
        </text:list-item>
        <text:list-item>
          <text:p text:style-name="P7">Clonar vuestro repositio en local.</text:p>
        </text:list-item>
      </text:list>
      <text:h text:style-name="Heading_20_2" text:outline-level="2">README</text:h>
      <text:list text:style-name="L8">
        <text:list-item>
          <text:p text:style-name="P8">Crear (si no lo habéis creado ya) en vuestro repositorio local un documento <text:span text:style-name="T20">README.md</text:span>.</text:p>
        </text:list-item>
      </text:list>
      <text:p text:style-name="P9">Notas: en este documento tendreís que ir poniendo los <text:span text:style-name="T21">comandos</text:span> que habéis tenido que utilizar durante todos los ejercicios y las <text:span text:style-name="T22">explicaciones</text:span><text:span text:style-name="T23"> </text:span><text:span text:style-name="T24">y</text:span><text:span text:style-name="T25"> </text:span><text:span text:style-name="T26">capturas</text:span><text:span text:style-name="T27"> </text:span><text:span text:style-name="T28">de</text:span><text:span text:style-name="T29"> </text:span><text:span text:style-name="T30">pantalla</text:span> que consideréis <text:span text:style-name="T31">necesarias</text:span>.</text:p>
      <text:h text:style-name="Heading_20_2" text:outline-level="2">Commit inicial</text:h>
      <text:list text:style-name="L9">
        <text:list-item>
          <text:p text:style-name="P10">Añadir al README.md los comanddos utilizados hasta ahora y hacer un coomit inicial con el mensaje <text:span text:style-name="T32">commit</text:span><text:span text:style-name="T33"> </text:span><text:span text:style-name="T34">inicial</text:span>.</text:p>
        </text:list-item>
      </text:list>
      <text:h text:style-name="Heading_20_2" text:outline-level="2">Push inicial</text:h>
      <text:list text:style-name="L10">
        <text:list-item>
          <text:p text:style-name="P11">Subir los cambios al repositorio remoto.</text:p>
        </text:list-item>
      </text:list>
      <text:h text:style-name="Heading_20_2" text:outline-level="2">Ignorar archivos</text:h>
      <text:list text:style-name="L11">
        <text:list-item>
          <text:p text:style-name="P12">Crear en el repositorio local un fichero llamado <text:span text:style-name="T35">privado.txt</text:span>.</text:p>
        </text:list-item>
        <text:list-item>
          <text:p text:style-name="P12">Crear en el repositorio local una carpeta llamada <text:span text:style-name="T36">privada</text:span>.</text:p>
        </text:list-item>
        <text:list-item>
          <text:p text:style-name="P12">Realizar los cambios oportunos para que tanto el archivo como la carpeta sean ignorados por git.</text:p>
        </text:list-item>
      </text:list>
      <text:h text:style-name="Heading_20_2" text:outline-level="2">Añadir fichero 1.txt</text:h>
      <text:list text:style-name="L12">
        <text:list-item>
          <text:p text:style-name="P13">Añadir fichero <text:span text:style-name="T37">1.txt</text:span> al repositorio local.</text:p>
        </text:list-item>
      </text:list>
      <text:h text:style-name="Heading_20_2" text:outline-level="2">Crear el tag v0.1</text:h>
      <text:list text:style-name="L13">
        <text:list-item>
          <text:p text:style-name="P14">Crear un tag <text:span text:style-name="T38">v0.1</text:span>.</text:p>
        </text:list-item>
      </text:list>
      <text:h text:style-name="Heading_20_2" text:outline-level="2">Subir el tag v0.1</text:h>
      <text:list text:style-name="L14">
        <text:list-item>
          <text:p text:style-name="P15">Subir los cambios al repositorio remoto.</text:p>
        </text:list-item>
      </text:list>
      <text:p text:style-name="P16">git push --tag origin master</text:p>
      <text:h text:style-name="Heading_20_2" text:outline-level="2">Crear una rama v0.2</text:h>
      <text:list text:style-name="L15">
        <text:list-item>
          <text:p text:style-name="P17">Crear una rama <text:span text:style-name="T39">v0.2</text:span>.</text:p>
        </text:list-item>
        <text:list-item>
          <text:p text:style-name="P17">Posiciona tu carpeta de trabajo en esta rama.</text:p>
        </text:list-item>
      </text:list>
      <text:h text:style-name="Heading_20_2" text:outline-level="2">Añadir fichero 1.txt</text:h>
      <text:list text:style-name="L16">
        <text:list-item>
          <text:p text:style-name="P18">Añadir un fichero <text:span text:style-name="T40">2.txt</text:span> en la rama <text:span text:style-name="T41">v0.2</text:span>.</text:p>
        </text:list-item>
      </text:list>
      <text:h text:style-name="Heading_20_2" text:outline-level="2">Crear rama remota v0.2</text:h>
      <text:list text:style-name="L17">
        <text:list-item>
          <text:p text:style-name="P19">Subir los cambios al reposiorio remoto.</text:p>
        </text:list-item>
      </text:list>
      <text:h text:style-name="Heading_20_2" text:outline-level="2">Merge directo</text:h>
      <text:list text:style-name="L18">
        <text:list-item>
          <text:p text:style-name="P20">Posicionarse en la rama <text:span text:style-name="T42">master</text:span>.</text:p>
        </text:list-item>
        <text:list-item>
          <text:p text:style-name="P20">Hacer un merge de la rama <text:span text:style-name="T43">v0.2</text:span> en la rama <text:span text:style-name="T44">master</text:span>.</text:p>
        </text:list-item>
      </text:list>
      <text:h text:style-name="Heading_20_2" text:outline-level="2">Merge con conflicto</text:h>
      <text:list text:style-name="L19">
        <text:list-item>
          <text:p text:style-name="P21">En la rama <text:span text:style-name="T45">master</text:span> poner <text:span text:style-name="T46">Hola</text:span> en el fichero <text:span text:style-name="T47">1.txt</text:span> y hacer commit.</text:p>
        </text:list-item>
        <text:list-item>
          <text:p text:style-name="P21">Posicionarse en la rama <text:span text:style-name="T48">v0.2</text:span> y poner <text:span text:style-name="T49">Adios</text:span> en el fichero "1.txt" y hacer commit.</text:p>
        </text:list-item>
        <text:list-item>
          <text:p text:style-name="P21">Posicionarse de nuevo en la rama <text:span text:style-name="T50">master</text:span> y hacer un merge con la rama <text:span text:style-name="T51">v0.2</text:span></text:p>
        </text:list-item>
      </text:list>
      <text:h text:style-name="Heading_20_2" text:outline-level="2">Listado de ramas</text:h>
      <text:list text:style-name="L20">
        <text:list-item>
          <text:p text:style-name="P22">Listar las ramas con merge y las ramas sin merge.</text:p>
        </text:list-item>
      </text:list>
      <text:h text:style-name="Heading_20_2" text:outline-level="2">Arreglar conflicto</text:h>
      <text:list text:style-name="L21">
        <text:list-item>
          <text:p text:style-name="P23">Arreglar el conflicto anterior y hacer un commit.</text:p>
        </text:list-item>
      </text:list>
      <text:h text:style-name="Heading_20_2" text:outline-level="2">Borrar rama</text:h>
      <text:list text:style-name="L22">
        <text:list-item>
          <text:p text:style-name="P24">Crear un tag <text:span text:style-name="T52">v0.2</text:span></text:p>
        </text:list-item>
        <text:list-item>
          <text:p text:style-name="P24">Borrar la rama <text:span text:style-name="T53">v0.2</text:span></text:p>
        </text:list-item>
      </text:list>
      <text:h text:style-name="Heading_20_2" text:outline-level="2">Listado de cambios</text:h>
      <text:list text:style-name="L23">
        <text:list-item>
          <text:p text:style-name="P25">Listar los distintos commits con sus ramas y sus tags.</text:p>
        </text:list-item>
      </text:list>
      <text:h text:style-name="Heading_20_2" text:outline-level="2">Cuenta de GitHub</text:h>
      <text:list text:style-name="L24">
        <text:list-item>
          <text:p text:style-name="P26">Poner una foto en vuestro perfil de GitHub.</text:p>
        </text:list-item>
        <text:list-item>
          <text:p text:style-name="P26">Poner el doble factor de autentificación en vuestra cuenta de GitHub.</text:p>
        </text:list-item>
        <text:list-item>
          <text:p text:style-name="P26">Añadir (si no lo habéis hecho ya) la clave pública que se corresponde a tu ordenador.</text:p>
        </text:list-item>
      </text:list>
      <text:h text:style-name="Heading_20_2" text:outline-level="2">Uso social de GitHub</text:h>
      <text:list text:style-name="L25">
        <text:list-item>
          <text:p text:style-name="P27">Preguntar los nombres de usuario de GitHub de tus compañeros de clase, búscalos, y sigueles.</text:p>
        </text:list-item>
        <text:list-item>
          <text:p text:style-name="P27">Seguir los repositorios <text:span text:style-name="T54">campusciff</text:span> del resto de tus compañeros.</text:p>
        </text:list-item>
        <text:list-item>
          <text:p text:style-name="P27">Añadir una estrella a los repositorios <text:span text:style-name="T55">campusciff</text:span> del resto de tus compañeros.</text:p>
        </text:list-item>
      </text:list>
      <text:h text:style-name="Heading_20_2" text:outline-level="2">Crear una tabla</text:h>
      <text:list text:style-name="L26">
        <text:list-item>
          <text:p text:style-name="P28">Crear una tabla de este estilo en el fichero <text:span text:style-name="T56">README.md</text:span> con la información de varios de tus compañeros de clase: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NOMBRE</text:p>
            </table:table-cell>
            <table:table-cell table:style-name="Table1.A1" office:value-type="string">
              <text:p text:style-name="Table_20_Heading">GITHUB</text:p>
            </table:table-cell>
          </table:table-row>
        </table:table-header-rows>
        <table:table-row>
          <table:table-cell table:style-name="Table1.A1" office:value-type="string">
            <text:p text:style-name="Table_20_Contents">Nombre del compañero 1</text:p>
          </table:table-cell>
          <table:table-cell table:style-name="Table1.A1" office:value-type="string">
            <text:p text:style-name="Table_20_Contents"><text:a xlink:type="simple" xlink:href="http://github.com/asanzdiego" office:name=""><text:span text:style-name="Definition">enlace a github 1</text:span></text:a></text:p>
          </table:table-cell>
        </table:table-row>
        <table:table-row>
          <table:table-cell table:style-name="Table1.A1" office:value-type="string">
            <text:p text:style-name="Table_20_Contents">Nombre del compañero 2</text:p>
          </table:table-cell>
          <table:table-cell table:style-name="Table1.A1" office:value-type="string">
            <text:p text:style-name="Table_20_Contents"><text:a xlink:type="simple" xlink:href="http://github.com/asanzdiego" office:name=""><text:span text:style-name="Definition">enlace a github 1</text:span></text:a></text:p>
          </table:table-cell>
        </table:table-row>
        <table:table-row>
          <table:table-cell table:style-name="Table1.A1" office:value-type="string">
            <text:p text:style-name="Table_20_Contents">Nombre del compañero 3</text:p>
          </table:table-cell>
          <table:table-cell table:style-name="Table1.A1" office:value-type="string">
            <text:p text:style-name="Table_20_Contents"><text:a xlink:type="simple" xlink:href="http://github.com/asanzdiego" office:name=""><text:span text:style-name="Definition">enlace a github 3</text:span></text:a></text:p>
          </table:table-cell>
        </table:table-row>
      </table:table>
      <text:h text:style-name="Heading_20_2" text:outline-level="2">Colaboradores</text:h>
      <text:list text:style-name="L27">
        <text:list-item>
          <text:p text:style-name="P29">Poner a <text:a xlink:type="simple" xlink:href="http://github.com/asanzdiego" office:name=""><text:span text:style-name="Definition">github.com/asanzdiego</text:span></text:a> como colaborador del repositorio <text:span text:style-name="T57">campusciff</text:span></text:p>
        </text:list-item>
      </text:list>
      <text:h text:style-name="Heading_20_2" text:outline-level="2">Crear una organización</text:h>
      <text:list text:style-name="L28">
        <text:list-item>
          <text:p text:style-name="P30">Crear una organización llamada <text:span text:style-name="T58">campusciff-tunombredeusuariodegithub</text:span></text:p>
        </text:list-item>
      </text:list>
      <text:h text:style-name="Heading_20_2" text:outline-level="2">Crear equipos</text:h>
      <text:list text:style-name="L29">
        <text:list-item>
          <text:p text:style-name="P31">Crear 2 equipos en la organización <text:span text:style-name="T59">campusciff-tunombredeusuariodegithub</text:span>, uno llamado <text:span text:style-name="T60">administradores</text:span> con más permisos y otro <text:span text:style-name="T61">colaboradores</text:span> con menos permisos.</text:p>
        </text:list-item>
        <text:list-item>
          <text:p text:style-name="P31">Meter a <text:a xlink:type="simple" xlink:href="http://github.com/asanzdiego" office:name=""><text:span text:style-name="Definition">github.com/asanzdiego</text:span></text:a> y a 2 de vuestros compañeros de clase en el equipo <text:span text:style-name="T62">administradores</text:span>.</text:p>
        </text:list-item>
        <text:list-item>
          <text:p text:style-name="P31">Meter a <text:a xlink:type="simple" xlink:href="http://github.com/asanzdiego" office:name=""><text:span text:style-name="Definition">github.com/asanzdiego</text:span></text:a> y a otros 2 de vuestros compañeros de clase en el equipo <text:span text:style-name="T63">colaboradores</text:span>.</text:p>
        </text:list-item>
      </text:list>
      <text:h text:style-name="Heading_20_2" text:outline-level="2">Crear un index.html</text:h>
      <text:list text:style-name="L30">
        <text:list-item>
          <text:p text:style-name="P32">Crear un index.html que se pueda ver como página web en la organización.</text:p>
        </text:list-item>
      </text:list>
      <text:h text:style-name="Heading_20_2" text:outline-level="2">Crear Pull-requests</text:h>
      <text:list text:style-name="L31">
        <text:list-item>
          <text:p text:style-name="P33">Hacer 2 forks de 2 repositorios <text:span text:style-name="T64">campusciff-tunombredeusuariodegithub.github.io</text:span> de 2 organizaciones de las que no seais ni administradiores ni colaboradores.</text:p>
        </text:list-item>
        <text:list-item>
          <text:p text:style-name="P33">Crearos una rama en cada fork.</text:p>
        </text:list-item>
        <text:list-item>
          <text:p text:style-name="P33">En cada rama modificar el fichero <text:span text:style-name="T65">index.html</text:span> añadiendo vuestro nombre.</text:p>
        </text:list-item>
        <text:list-item>
          <text:p text:style-name="P33">Con cada rama hacer un pull-request.</text:p>
        </text:list-item>
      </text:list>
      <text:h text:style-name="Heading_20_2" text:outline-level="2">Gestionar Pull-requests</text:h>
      <text:list text:style-name="L32">
        <text:list-item>
          <text:p text:style-name="P34">Aceptar los pull-request que lleguen a los repositorios de tu organizació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jercicios Git, GitHub y Markdown</dc:title>
  </office:meta>
</office:document-meta>
</file>